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Tran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String initialState , Transition [ ] tran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achine.invoke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ition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achine.StateMachine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achine.checkTransition( String event , Transition tran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i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achine.check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tion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achine.canFire( Transition t , String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.Transition( String source , String destination ,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Machine.getTransition( String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del.getIniti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